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Code">
      <style:text-properties fo:font-weight="bold" style:font-weight-asian="bold" style:font-weight-complex="bold"/>
    </style:style>
    <style:style style:name="P3" style:family="paragraph" style:parent-style-name="Code">
      <style:text-properties fo:font-weight="normal" style:font-weight-asian="normal" style:font-weight-complex="normal"/>
    </style:style>
    <style:style style:name="P4" style:family="paragraph" style:parent-style-name="Code_20_New">
      <style:text-properties fo:font-weight="normal" style:font-weight-asian="normal" style:font-weight-complex="normal"/>
    </style:style>
    <style:style style:name="P5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-start text:name="__RefHeading__3418_1695286129"/>Message Board - PHP<text:bookmark-end text:name="__RefHeading__3418_1695286129"/></text:h>
      <text:p text:style-name="Standard">Create a file called messages.php</text:p>
      <text:p text:style-name="Code">touch messages.txt &amp;&amp; php -S 0.0.0.0:8000 -t .</text:p>
      <text:p text:style-name="Standard">http://localhost:8000/messages.php</text:p>
      <text:h text:style-name="Heading_20_4" text:outline-level="4">Base</text:h>
      <text:p text:style-name="Code_20_New">&lt;html&gt;</text:p>
      <text:p text:style-name="Code_20_New"><text:s text:c="4"/>&lt;head&gt;</text:p>
      <text:p text:style-name="Code_20_New"><text:s text:c="8"/>&lt;title&gt;PHP Message Board&lt;/title&gt;</text:p>
      <text:p text:style-name="Code_20_New"><text:s text:c="4"/>&lt;/head&gt;</text:p>
      <text:p text:style-name="Code_20_New"/>
      <text:p text:style-name="Code_20_New"><text:s text:c="4"/>&lt;body&gt;</text:p>
      <text:p text:style-name="Code_20_New"><text:s text:c="8"/>&lt;h1&gt;Message Board&lt;/h1&gt;</text:p>
      <text:p text:style-name="Code_20_New"><text:s text:c="4"/>&lt;/body&gt;</text:p>
      <text:p text:style-name="Code_20_New">&lt;/html&gt;</text:p>
      <text:h text:style-name="Heading_20_4" text:outline-level="4">Textarea</text:h>
      <text:p text:style-name="P4"><text:s text:c="4"/>&lt;body&gt;</text:p>
      <text:p text:style-name="P4"><text:s text:c="8"/>&lt;h1&gt;Message Board&lt;/h1&gt;</text:p>
      <text:p text:style-name="Code_20_New">&lt;?php</text:p>
      <text:p text:style-name="Code_20_New"><text:s text:c="8"/>echo "&lt;form action='' method='post'&gt;";</text:p>
      <text:p text:style-name="Code_20_New"><text:s text:c="8"/>echo " <text:s/>Message :&lt;textarea name='message'&gt;&lt;/textarea&gt;";</text:p>
      <text:p text:style-name="Code_20_New"><text:s text:c="8"/>echo " <text:s text:c="10"/>&lt;input type='submit' <text:s text:c="2"/>value='Post Message' /&gt;";</text:p>
      <text:p text:style-name="Code_20_New"><text:s text:c="8"/>echo "&lt;/form&gt;";</text:p>
      <text:p text:style-name="Code_20_New"/>
      <text:p text:style-name="Code_20_New">?&gt;</text:p>
      <text:p text:style-name="P4"><text:s text:c="4"/>&lt;/body&gt;</text:p>
      <text:h text:style-name="Heading_20_4" text:outline-level="4">Save Message</text:h>
      <text:p text:style-name="P3"/>
      <text:p text:style-name="P3"><text:s text:c="8"/>echo "&lt;/form&gt;";</text:p>
      <text:p text:style-name="P3"/>
      <text:p text:style-name="Code_20_New"><text:s text:c="8"/>$messageboard_filename = "messages.txt";</text:p>
      <text:p text:style-name="Code_20_New"/>
      <text:p text:style-name="Code_20_New"><text:s text:c="8"/>if ($_POST['message']) {</text:p>
      <text:p text:style-name="Code_20_New"><text:s text:c="12"/>$file = fopen($messageboard_filename, "a"); #Open file in append mode</text:p>
      <text:p text:style-name="Code_20_New"><text:s text:c="12"/>fwrite($file, "&lt;p&gt;".$_POST['message']."&lt;/p&gt;\n");</text:p>
      <text:p text:style-name="Code_20_New"><text:s text:c="12"/>fclose($file);</text:p>
      <text:p text:style-name="Code_20_New"><text:s text:c="8"/>}</text:p>
      <text:p text:style-name="P3">?&gt;</text:p>
      <text:p text:style-name="P3"><text:s text:c="4"/>&lt;/body&gt;</text:p>
      <text:p text:style-name="Standard">Look in messages.txt file</text:p>
      <text:h text:style-name="Heading_20_4" text:outline-level="4">Show Message</text:h>
      <text:p text:style-name="P3"/>
      <text:p text:style-name="P3"><text:s text:c="12"/>fclose($file);</text:p>
      <text:p text:style-name="P3"><text:s text:c="8"/>}</text:p>
      <text:p text:style-name="P2"/>
      <text:p text:style-name="Code_20_New"><text:s text:c="8"/>$file = fopen($messageboard_filename, "r"); #Open the file in read mode</text:p>
      <text:p text:style-name="Code_20_New"><text:s text:c="8"/>$text = fread($file, filesize($messageboard_filename));</text:p>
      <text:p text:style-name="Code_20_New"><text:s text:c="8"/>fclose($file);</text:p>
      <text:p text:style-name="Code_20_New"><text:s text:c="8"/>echo ($text);</text:p>
      <text:p text:style-name="P3">?&gt;</text:p>
      <text:p text:style-name="P3"><text:s text:c="4"/>&lt;/body&gt;</text:p>
      <text:h text:style-name="Heading_20_4" text:outline-level="4">Username</text:h>
      <text:p text:style-name="Code">&lt;?php</text:p>
      <text:p text:style-name="Code"><text:s text:c="8"/>echo "&lt;form action='' method='post'&gt;";</text:p>
      <text:p text:style-name="Code_20_New"><text:s text:c="8"/>echo " <text:s/>Username:&lt;input type='text' name='username' <text:s text:c="9"/>/&gt;";</text:p>
      <text:p text:style-name="Code"><text:soft-page-break/><text:s text:c="8"/>echo " <text:s/>Message :&lt;textarea name='message'&gt;&lt;/textarea&gt;";</text:p>
      <text:p text:style-name="Code"><text:s text:c="8"/>echo " <text:s text:c="10"/>&lt;input type='submit' <text:s text:c="2"/>value='Post Message' /&gt;";</text:p>
      <text:p text:style-name="Standard"/>
      <text:p text:style-name="Code"><text:s text:c="8"/>if ($_POST['message']) {</text:p>
      <text:p text:style-name="Code"><text:s text:c="12"/>$file = fopen($messageboard_filename, "a"); #Open file in append mode</text:p>
      <text:p text:style-name="Code_20_Remove"><text:span text:style-name="Code_20_Remove"><text:s text:c="12"/>fwrite($file, "&lt;p&gt;".$_POST['message']."&lt;/p&gt;\n");</text:span></text:p>
      <text:p text:style-name="Code_20_New"><text:s text:c="12"/>fwrite($file, "&lt;p&gt;".$_POST['username'].": ".$_POST['message']."&lt;/p&gt;\n");</text:p>
      <text:p text:style-name="Code"><text:s text:c="12"/>fclose($file);</text:p>
      <text:p text:style-name="Code"><text:s text:c="8"/>}</text:p>
      <text:h text:style-name="Heading_20_4" text:outline-level="4">Login</text:h>
      <text:p text:style-name="Code_20_New">&lt;?php</text:p>
      <text:p text:style-name="Code_20_New"><text:s text:c="4"/>if ($_POST['username']!=null) {</text:p>
      <text:p text:style-name="Code_20_New"><text:s text:c="8"/>setcookie ("username", $_POST['username'], time()+36000);</text:p>
      <text:p text:style-name="Code_20_New"><text:s text:c="8"/>$_COOKIE['username']=$_POST['username'];</text:p>
      <text:p text:style-name="Code_20_New"><text:s text:c="4"/>}</text:p>
      <text:p text:style-name="Code_20_New">?&gt;</text:p>
      <text:p text:style-name="Code">&lt;html&gt;</text:p>
      <text:p text:style-name="Standard"/>
      <text:p text:style-name="Code">&lt;?php</text:p>
      <text:p text:style-name="Code_20_New"><text:s text:c="4"/>if ($_COOKIE['username']==null) {</text:p>
      <text:p text:style-name="Code"><text:s text:c="8"/>echo "&lt;form action='' method='post'&gt;";</text:p>
      <text:p text:style-name="Code"><text:s text:c="8"/>echo " <text:s/>Username:&lt;input type='text' name='username' /&gt;";</text:p>
      <text:p text:style-name="Code_20_New"><text:s text:c="8"/>echo " <text:s/>&lt;input type='submit' value='Login' /&gt;";</text:p>
      <text:p text:style-name="Code_20_New"><text:s text:c="8"/>echo "&lt;/form&gt;";</text:p>
      <text:p text:style-name="Code_20_New"><text:s text:c="4"/>}</text:p>
      <text:p text:style-name="Code_20_New"><text:s text:c="4"/>else {</text:p>
      <text:p text:style-name="Code_20_New"><text:s text:c="8"/>echo "&lt;p&gt;you are logged in as ".$_COOKIE['username'];</text:p>
      <text:p text:style-name="Code_20_New"><text:s text:c="8"/>echo "&lt;form action='' method='post'&gt;";</text:p>
      <text:p text:style-name="Code"><text:s text:c="8"/>echo " <text:s/>Message :&lt;textarea name='message'&gt;&lt;/textarea&gt;";</text:p>
      <text:p text:style-name="Code"><text:s text:c="8"/>echo " <text:s text:c="10"/>&lt;input type='submit' <text:s text:c="2"/>value='Post Message' /&gt;";</text:p>
      <text:p text:style-name="Standard"/>
      <text:p text:style-name="Code"><text:s text:c="8"/>if ($_POST['message']) {</text:p>
      <text:p text:style-name="Code"><text:s text:c="12"/>$file = fopen($messageboard_filename, "a"); #Open file in append mode</text:p>
      <text:p text:style-name="Code_20_Remove"><text:s text:c="12"/>fwrite($file, "&lt;p&gt;".$_POST['username'].": ".$_POST['message']."&lt;/p&gt;\n");</text:p>
      <text:p text:style-name="P2"><text:s text:c="12"/>fwrite($file, "&lt;p&gt;".$_COOKIE['username'].": ".$_POST['message']."&lt;/p&gt;\n");</text:p>
      <text:p text:style-name="Code"><text:s text:c="12"/>fclose($file);</text:p>
      <text:p text:style-name="Code"><text:s text:c="9"/>}</text:p>
      <text:p text:style-name="Standard"/>
      <text:p text:style-name="Code"><text:s text:c="8"/>echo ($text);</text:p>
      <text:p text:style-name="Code_20_New"><text:s text:c="4"/>}</text:p>
      <text:p text:style-name="Code">?&gt;</text:p>
      <text:p text:style-name="Code"><text:s text:c="4"/>&lt;/body&gt;</text:p>
      <text:h text:style-name="Heading_20_4" text:outline-level="4">Logout</text:h>
      <text:p text:style-name="Code">&lt;?php</text:p>
      <text:p text:style-name="Code_20_New"><text:s text:c="4"/>if ($_POST['logout']!=null) {</text:p>
      <text:p text:style-name="Code_20_New"><text:s text:c="8"/>setcookie ("username", null, time()+36000);</text:p>
      <text:p text:style-name="Code_20_New"><text:s text:c="8"/>$_COOKIE['username'] = null;</text:p>
      <text:p text:style-name="Code_20_New"><text:s text:c="4"/>}</text:p>
      <text:p text:style-name="Code"><text:s text:c="4"/>if ($_POST['username']!=null) {</text:p>
      <text:p text:style-name="Code"><text:s text:c="8"/>setcookie ("username", $_POST['username'], time()+36000);</text:p>
      <text:p text:style-name="Standard"/>
      <text:p text:style-name="Code"><text:s text:c="8"/>echo "&lt;form action='' method='post'&gt;";</text:p>
      <text:p text:style-name="Code"><text:s text:c="8"/>echo " <text:s/>Message :&lt;textarea name='message'&gt;&lt;/textarea&gt;";</text:p>
      <text:p text:style-name="Code_20_New"><text:s text:c="8"/>echo " <text:s/>Logout <text:s/>:&lt;input type='checkbox' name='logout' <text:s text:c="7"/>/&gt;";</text:p>
      <text:p text:style-name="Code"><text:s text:c="8"/>echo " <text:s text:c="10"/>&lt;input type='submit' <text:s text:c="2"/>value='Post Message' /&gt;";</text:p>
      <text:p text:style-name="Code"><text:s text:c="8"/>echo "&lt;/form&gt;";</text:p>
      <text:p text:style-name="Standard"/>
      <text:h text:style-name="P5" text:outline-level="2">Message Board – Python</text:h>
      <text:p text:style-name="Standard">Create a file called messages.py</text:p>
      <text:p text:style-name="Code">curl -O <text:a xlink:type="simple" xlink:href="https://raw.githubusercontent.com/calaldees/TeachProgramming/master/teachprogramming/static/projects/web/web_cgi.py" text:style-name="Internet_20_link" text:visited-style-name="Visited_20_Internet_20_Link">https://raw.githubusercontent.com/calaldees/TeachProgramming/master/teachprogramming/static/projects/web/web_cgi.py</text:a> &amp;&amp; chmod 755 web_cgi.py</text:p>
      <text:p text:style-name="Code">ln -s ./ cgi-bin &amp;&amp; touch messages.txt &amp;&amp; python -m CGIHTTPServer 8000</text:p>
      <text:p text:style-name="Standard">http://localhost:8000/cgi-bin/messages.py</text:p>
      <text:h text:style-name="Heading_20_4" text:outline-level="4">Base</text:h>
      <text:p text:style-name="Code_20_New">#!/usr/bin/python</text:p>
      <text:p text:style-name="Code_20_New"/>
      <text:p text:style-name="Code_20_New">from web_cgi import Webpage, env</text:p>
      <text:p text:style-name="Code_20_New">w = Webpage()</text:p>
      <text:p text:style-name="Code_20_New"/>
      <text:p text:style-name="Code_20_New">w.print_headers()</text:p>
      <text:p text:style-name="Code_20_New"/>
      <text:p text:style-name="Code_20_New">print("&lt;html&gt;&lt;head&gt;")</text:p>
      <text:p text:style-name="Code_20_New">print(" <text:s/>&lt;title&gt;Python Message Board&lt;/title&gt;")</text:p>
      <text:p text:style-name="Code_20_New">print("&lt;/head&gt;&lt;body&gt;")</text:p>
      <text:p text:style-name="Code_20_New">print("")</text:p>
      <text:p text:style-name="Code_20_New">print("&lt;h1&gt;Message Board&lt;/h1&gt;")</text:p>
      <text:p text:style-name="Code_20_New">print("")</text:p>
      <text:p text:style-name="Code_20_New">print("")</text:p>
      <text:p text:style-name="Code_20_New">print("&lt;/body&gt;&lt;/html&gt;")</text:p>
      <text:h text:style-name="Heading_20_4" text:outline-level="4">Textarea</text:h>
      <text:p text:style-name="Code">print("&lt;h1&gt;Message Board&lt;/h1&gt;")</text:p>
      <text:p text:style-name="Code">print("")</text:p>
      <text:p text:style-name="Code_20_New">if True:</text:p>
      <text:p text:style-name="Code_20_New"><text:s text:c="4"/>print("&lt;form action='' method='post'&gt;")</text:p>
      <text:p text:style-name="Code_20_New"><text:s text:c="4"/>print(" <text:s/>Message:&lt;textarea name='message'&gt;&lt;/textarea&gt;")</text:p>
      <text:p text:style-name="Code_20_New"><text:s text:c="4"/>print(" <text:s/>&lt;input type='submit' <text:s text:c="2"/>value='Post Message' <text:s/>/&gt;")</text:p>
      <text:p text:style-name="Code_20_New"><text:s text:c="4"/>print("&lt;/form&gt;")</text:p>
      <text:p text:style-name="Code">print("")</text:p>
      <text:p text:style-name="Code">print("&lt;/body&gt;&lt;/html&gt;")</text:p>
      <text:p text:style-name="Standard"/>
      <text:h text:style-name="Heading_20_4" text:outline-level="4">Save Message</text:h>
      <text:p text:style-name="Code"><text:s text:c="4"/>print("&lt;/form&gt;")</text:p>
      <text:p text:style-name="Code"/>
      <text:p text:style-name="Code_20_New"><text:s text:c="4"/>messageboard_filename = "messages.txt"</text:p>
      <text:p text:style-name="Code_20_New"><text:s text:c="4"/>if 'message' in w.params:</text:p>
      <text:p text:style-name="Code_20_New"><text:s text:c="8"/>file = open(messageboard_filename, 'a')</text:p>
      <text:p text:style-name="Code_20_New"><text:s text:c="8"/>file.write("&lt;p&gt;%s&lt;/p&gt;\n" % (w.params['message']))</text:p>
      <text:p text:style-name="Code_20_New"><text:s text:c="8"/>file.close()</text:p>
      <text:p text:style-name="Code">print("")</text:p>
      <text:p text:style-name="Code">print("&lt;/body&gt;&lt;/html&gt;")</text:p>
      <text:p text:style-name="Standard">Look in messages.txt file</text:p>
      <text:h text:style-name="Heading_20_4" text:outline-level="4">Show Message</text:h>
      <text:p text:style-name="Code"><text:s text:c="8"/>file.close()</text:p>
      <text:p text:style-name="Code_20_New"><text:s text:c="4"/>try:</text:p>
      <text:p text:style-name="Code_20_New"><text:s text:c="8"/>file = open(messageboard_filename, 'r')</text:p>
      <text:p text:style-name="Code_20_New"><text:s text:c="8"/>text = file.read()</text:p>
      <text:p text:style-name="Code_20_New"><text:s text:c="8"/>file.close()</text:p>
      <text:p text:style-name="Code_20_New"><text:s text:c="8"/>print(text)</text:p>
      <text:p text:style-name="Code_20_New"><text:s text:c="4"/>except:</text:p>
      <text:p text:style-name="Code_20_New"><text:s text:c="8"/>pass</text:p>
      <text:p text:style-name="Code_20_New"/>
      <text:p text:style-name="Code"><text:soft-page-break/><text:s/>print("")</text:p>
      <text:p text:style-name="Code"><text:s/>print("&lt;/body&gt;&lt;/html&gt;")</text:p>
      <text:h text:style-name="Heading_20_4" text:outline-level="4">Username</text:h>
      <text:p text:style-name="Code">if True:</text:p>
      <text:p text:style-name="Code"><text:s text:c="4"/>print("&lt;form action='' method='post'&gt;")</text:p>
      <text:p text:style-name="Code_20_New"><text:s text:c="4"/>print(" <text:s/>Username:&lt;input type='text' name='username' <text:s/>/&gt;")</text:p>
      <text:p text:style-name="Code"><text:s text:c="4"/>print(" <text:s/>Message:&lt;textarea name='message'&gt;&lt;/textarea&gt;")</text:p>
      <text:p text:style-name="Code"><text:s text:c="4"/>print(" <text:s/>&lt;input type='submit' <text:s text:c="2"/>value='Post Message' <text:s/>/&gt;")</text:p>
      <text:p text:style-name="Standard"/>
      <text:p text:style-name="Code"><text:s text:c="4"/>if 'message' in w.params:</text:p>
      <text:p text:style-name="Code"><text:s text:c="8"/>file = open(messageboard_filename, 'a')</text:p>
      <text:p text:style-name="Code_20_Remove"><text:s text:c="8"/>file.write("&lt;p&gt;%s&lt;/p&gt;\n" % (w.params['message']))</text:p>
      <text:p text:style-name="Code_20_New"><text:s text:c="8"/>file.write("&lt;p&gt;%s: %s&lt;/p&gt;\n" % (w.params['username'], w.params['message']))</text:p>
      <text:p text:style-name="Code"><text:s text:c="8"/>file.close()</text:p>
      <text:h text:style-name="Heading_20_4" text:outline-level="4">Login</text:h>
      <text:p text:style-name="Code">from web_cgi import Webpage, env</text:p>
      <text:p text:style-name="Code">w = Webpage()</text:p>
      <text:p text:style-name="Code"/>
      <text:p text:style-name="Code_20_New">if 'username' in w.params:</text:p>
      <text:p text:style-name="Code_20_New"><text:s text:c="4"/>w.cookie['username'] = w.params['username']</text:p>
      <text:p text:style-name="Code_20_New"><text:s text:c="4"/>w.cookie['username']['max-age'] = 3600</text:p>
      <text:p text:style-name="Code_20_New"/>
      <text:p text:style-name="Code">w.print_headers()</text:p>
      <text:p text:style-name="Code"/>
      <text:p text:style-name="Standard"/>
      <text:p text:style-name="Code">print("&lt;h1&gt;Message Board&lt;/h1&gt;")</text:p>
      <text:p text:style-name="Code">print("")</text:p>
      <text:p text:style-name="Code_20_Remove">if True:</text:p>
      <text:p text:style-name="Code_20_New">if 'username' not in w.cookie:</text:p>
      <text:p text:style-name="Code"><text:s text:c="4"/>print("&lt;form action='' method='post'&gt;")</text:p>
      <text:p text:style-name="Code"><text:s text:c="4"/>print(" <text:s/>Username:&lt;input type='text' name='username' /&gt;")</text:p>
      <text:p text:style-name="Code_20_New"><text:s text:c="4"/>print(" <text:s/>&lt;input type='submit' value='Login' /&gt;")</text:p>
      <text:p text:style-name="Code_20_New"><text:s text:c="4"/>print("&lt;/form&gt;")</text:p>
      <text:p text:style-name="Code_20_New">else:</text:p>
      <text:p text:style-name="Code_20_New"><text:s text:c="4"/>print("&lt;p&gt;you are logged in as %s" % w.cookie['username'].value)</text:p>
      <text:p text:style-name="Code_20_New"><text:s text:c="4"/>print("&lt;form action='' method='post'&gt;")</text:p>
      <text:p text:style-name="Code"><text:s text:c="4"/>print(" <text:s/>Message:&lt;textarea name='message'&gt;&lt;/textarea&gt;")</text:p>
      <text:p text:style-name="Code"><text:s text:c="4"/>print(" <text:s/>&lt;input type='submit' <text:s text:c="2"/>value='Post Message' <text:s/>/&gt;")</text:p>
      <text:p text:style-name="Standard"/>
      <text:p text:style-name="Code"><text:s text:c="4"/>if 'message' in w.params:</text:p>
      <text:p text:style-name="Code"><text:s text:c="8"/>file = open(messageboard_filename, 'a')</text:p>
      <text:p text:style-name="Code_20_Remove"><text:s text:c="8"/>file.write("&lt;p&gt;%s: %s&lt;/p&gt;\n" % (w.params['username'].value, w.params['message']))</text:p>
      <text:p text:style-name="Code_20_New"><text:s text:c="8"/>file.write("&lt;p&gt;%s: %s&lt;/p&gt;\n" % (w.cookie['username'].value, w.params['message']))</text:p>
      <text:p text:style-name="Code"><text:s text:c="8"/>file.close()</text:p>
      <text:h text:style-name="Heading_20_4" text:outline-level="4">Logout</text:h>
      <text:p text:style-name="Code">w = Webpage()</text:p>
      <text:p text:style-name="Code"/>
      <text:p text:style-name="Code_20_New">if 'logout' in w.params:</text:p>
      <text:p text:style-name="Code_20_New"><text:s text:c="4"/>del w.cookie['username']</text:p>
      <text:p text:style-name="Code">if 'username' in w.params:</text:p>
      <text:p text:style-name="Standard"/>
      <text:p text:style-name="Code"><text:s text:c="4"/>print("&lt;form action='' method='post'&gt;")</text:p>
      <text:p text:style-name="Code"><text:s text:c="4"/>print(" <text:s/>Message:&lt;textarea name='message'&gt;&lt;/textarea&gt;")</text:p>
      <text:p text:style-name="Code_20_New"><text:s text:c="4"/>print(" <text:s/>Logout: &lt;input type='checkbox' name='logout' /&gt;")</text:p>
      <text:p text:style-name="Code"><text:s text:c="4"/>print(" <text:s/>&lt;input type='submit' <text:s text:c="2"/>value='Post Message' <text:s/>/&gt;")</text:p>
      <text:p text:style-name="Code"><text:s text:c="4"/>print("&lt;/form&gt;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style:style style:name="Code_20_Remove" style:display-name="Code Remove" style:family="text">
      <style:text-properties style:text-line-through-style="solid" style:font-name="Courier New" fo:font-size="10pt" fo:font-style="normal" fo:font-weight="normal" style:font-size-asian="10pt" style:font-style-asian="italic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7-04-04T15:42:44">4 April 2017</text:date><text:tab/>Page <text:page-number text:select-page="current">4</text:page-number> o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4-04T15:42:44</dc:date>
    <dc:creator>Allan Callaghan</dc:creator>
    <meta:editing-duration>P1DT2H1M11S</meta:editing-duration>
    <meta:editing-cycles>42</meta:editing-cycles>
    <meta:generator>OpenOffice/4.1.3$Unix OpenOffice.org_project/413m1$Build-9783</meta:generator>
    <meta:printed-by>Allan Callaghan</meta:printed-by>
    <meta:print-date>2017-03-20T13:41:10</meta:print-date>
    <meta:document-statistic meta:table-count="0" meta:image-count="0" meta:object-count="0" meta:page-count="4" meta:paragraph-count="194" meta:word-count="556" meta:character-count="6320"/>
  </office:meta>
</office:document-meta>
</file>